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9431" officeooo:paragraph-rsid="00009431"/>
    </style:style>
    <style:style style:name="P2" style:family="paragraph" style:parent-style-name="Standard">
      <style:text-properties fo:font-size="18pt" fo:font-weight="bold" officeooo:rsid="00009431" officeooo:paragraph-rsid="00009431" style:font-size-asian="18pt" style:font-weight-asian="bold" style:font-size-complex="18pt" style:font-weight-complex="bold"/>
    </style:style>
    <style:style style:name="P3" style:family="paragraph" style:parent-style-name="Table_20_Contents">
      <style:text-properties officeooo:rsid="00009431" officeooo:paragraph-rsid="00009431"/>
    </style:style>
    <style:style style:name="P4" style:family="paragraph" style:parent-style-name="Table_20_Contents">
      <style:text-properties fo:font-weight="bold" officeooo:rsid="00009431" officeooo:paragraph-rsid="00009431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paragraph-rsid="00009431" style:font-weight-asian="bold" style:font-weight-complex="bold"/>
    </style:style>
    <style:style style:name="P7" style:family="paragraph" style:parent-style-name="Table_20_Contents">
      <style:text-properties officeooo:paragraph-rsid="00009431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font-style="italic" officeooo:paragraph-rsid="00009431" style:font-style-asian="italic" style:font-style-complex="italic"/>
    </style:style>
    <style:style style:name="P10" style:family="paragraph" style:parent-style-name="Text_20_body">
      <style:text-properties fo:font-size="16pt" fo:font-weight="bold" officeooo:rsid="00009431" officeooo:paragraph-rsid="00009431" style:font-size-asian="16pt" style:font-weight-asian="bold" style:font-size-complex="16pt" style:font-weight-complex="bold"/>
    </style:style>
    <style:style style:name="T1" style:family="text">
      <style:text-properties officeooo:rsid="000094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0943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09431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WOT de Canva : 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Strength : </text:p>
            <text:p text:style-name="P3"><text:s text:c="3"/>- <text:span text:style-name="T4">Accessibilité et facilité d’utilisation :</text:span></text:p>
            <text:p text:style-name="P3"><text:span text:style-name="T4"><text:s text:c="7"/>- </text:span><text:span text:style-name="T6">éditeur ergonomique</text:span></text:p>
            <text:p text:style-name="P3"><text:s text:c="7"/>- historique de versions des projets</text:p>
            <text:p text:style-name="P3"><text:s text:c="7"/>- planificateur</text:p>
            <text:p text:style-name="P3"><text:s text:c="7"/>- dossiers d’organisation de projet</text:p>
            <text:p text:style-name="P3"><text:s text:c="7"/>- création réutilisables pour d’autres artistes</text:p>
            <text:p text:style-name="P3"><text:s text:c="7"/>- outils de collaborations</text:p>
            <text:p text:style-name="P7"><text:span text:style-name="T1"><text:s text:c="7"/>- « </text:span>Nous pensons que la réalisation de vidéos doit être simple pour tout le monde »</text:p>
            <text:p text:style-name="P3"/>
            <text:p text:style-name="P3"><text:s text:c="3"/>- <text:span text:style-name="T4">Large bibliothèque de ressources :</text:span></text:p>
            <text:p text:style-name="P7"><text:span text:style-name="T1"><text:s text:c="7"/>- </text:span>75 millions de photos, de vidéos et de <text:s text:c="3"/>graphiques</text:p>
            <text:p text:style-name="P7"><text:span text:style-name="T1"><text:s text:c="7"/>- </text:span>3000 polices</text:p>
            <text:p text:style-name="P7"><text:span text:style-name="T1"><text:s text:c="7"/>- </text:span>logos et des polices personnalisés</text:p>
            <text:p text:style-name="P7"><text:span text:style-name="T1"><text:s text:c="7"/>- </text:span>25 000 pistes audio</text:p>
            <text:p text:style-name="P3"/>
            <text:p text:style-name="P3"><text:s text:c="3"/>- <text:span text:style-name="T4">Modèle freemium efficace :</text:span></text:p>
            <text:p text:style-name="P3"><text:span text:style-name="T4"><text:s text:c="7"/>- éditeur glisser-déposer</text:span></text:p>
            <text:p text:style-name="P3"><text:span text:style-name="T4"><text:s text:c="7"/>- 1 000 000 de modèles de qualité</text:span></text:p>
            <text:p text:style-name="P3"><text:span text:style-name="T4"><text:s text:c="7"/>- 1000 catégories de design</text:span></text:p>
            <text:p text:style-name="P3"><text:span text:style-name="T4"><text:s text:c="7"/>- 3 000 000 de photos et illustrations</text:span></text:p>
            <text:p text:style-name="P3"><text:span text:style-name="T4"><text:s text:c="7"/>- texte et design généré par IA</text:span></text:p>
            <text:p text:style-name="P3"><text:span text:style-name="T4"><text:s text:c="7"/>- impression et livraison de design</text:span></text:p>
            <text:p text:style-name="P3"><text:span text:style-name="T4"><text:s text:c="7"/>- 5 Go de stockage</text:span></text:p>
            <text:p text:style-name="P3"><text:span text:style-name="T4"/></text:p>
            <text:p text:style-name="P3"><text:s text:c="3"/>- <text:span text:style-name="T4">Outils collaboratifs :</text:span></text:p>
            <text:p text:style-name="P3"><text:span text:style-name="T4"><text:s text:c="7"/>- système de validation</text:span></text:p>
            <text:p text:style-name="P7"><text:span text:style-name="T5"><text:s text:c="7"/>- </text:span><text:span text:style-name="T4">collabor</text:span><text:span text:style-name="T5">ation</text:span><text:span text:style-name="T4"> sur </text:span><text:span text:style-name="T6">Teams <text:s/></text:span></text:p>
            <text:p text:style-name="P7"><text:span text:style-name="T6"><text:s text:c="7"/>- </text:span><text:span text:style-name="T7">centralisation des ressources du projet</text:span></text:p>
            <text:p text:style-name="P7"><text:span text:style-name="T7"><text:s text:c="7"/>- modification, commentaires et collaboration en temps réel.</text:span></text:p>
            <text:p text:style-name="P7"><text:span text:style-name="T7"><text:s text:c="7"/>- rapports </text:span><text:span text:style-name="T6"><text:s/></text:span></text:p>
            <text:p text:style-name="P7"><text:span text:style-name="T6"><text:s text:c="7"/>- </text:span><text:span text:style-name="T7">contrôle sys admin</text:span></text:p>
            <text:p text:style-name="P7"><text:span text:style-name="T6"/></text:p>
            <text:p text:style-name="P3"><text:s text:c="3"/>-<text:span text:style-name="T4"> Adaptabilité multi-plateformes :</text:span></text:p>
            <text:p text:style-name="P3"><text:span text:style-name="T4"><text:s text:c="6"/>&gt; à </text:span><text:span text:style-name="T6">condition d’avoir une connexion à internet, Canva est disponible sur plusieurs supports.</text:span></text:p>
            <text:p text:style-name="P7"><text:span text:style-name="T1"><text:s text:c="7"/>- </text:span>Navigateur mobile et d’ordinateur de bureau (canva.com)</text:p>
            <text:p text:style-name="P7"><text:span text:style-name="T1"><text:s text:c="7"/>- </text:span>Applis mobiles pour iPhone et iPad </text:p>
            <text:p text:style-name="P7"><text:span text:style-name="T1"><text:s text:c="7"/>- </text:span>Appli Android </text:p>
            <text:p text:style-name="P7"><text:span text:style-name="T1"><text:s text:c="7"/>- </text:span>Appli de bureau</text:p>
            <text:p text:style-name="P3"/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table:table-cell>
          <table:table-cell table:style-name="Tableau1.B1" office:value-type="string">
            <text:p text:style-name="P5">Weakness :</text:p>
            <text:p text:style-name="Table_20_Contents"><text:s text:c="3"/><text:span text:style-name="T4">- Dépendance au modèle freemium :</text:span></text:p>
            <text:p text:style-name="Table_20_Contents"><text:span text:style-name="T4"><text:s text:c="7"/>- </text:span></text:p>
            <text:p text:style-name="Table_20_Contents"><text:span text:style-name="T4"/></text:p>
            <text:p text:style-name="P8"><text:s text:c="3"/>- Options de personnalisation limitées :</text:p>
            <text:p text:style-name="P8"/>
            <text:p text:style-name="P8"><text:s text:c="3"/>- Propriété intellectuelle des contenus :</text:p>
            <text:p text:style-name="P8"/>
            <text:p text:style-name="P8"><text:s text:c="3"/>- Difficultés de performance :</text:p>
            <text:p text:style-name="P8"/>
            <text:p text:style-name="P8"><text:s text:c="3"/>- Dépendance à internet :</text:p>
            <text:p text:style-name="P8"/>
            <text:p text:style-name="P8"><text:s text:c="3"/>- <text:span text:style-name="T1">version premium très couteuse</text:span></text:p>
            <text:p text:style-name="P8"><text:s text:c="7"/>- <text:span text:style-name="T1">Canva en équipe : 90€</text:span></text:p>
            <text:p text:style-name="P9"><text:s text:c="7"/>- <text:span text:style-name="T1">Canva en pro: 110€</text:span></text:p>
            <text:p text:style-name="P9"><text:s text:c="7"/>- <text:span text:style-name="T1">Canva en entreprise: à négocier avec l’équie commerciale de canva</text:span></text:p>
          </table:table-cell>
        </table:table-row>
        <text:soft-page-break/>
        <table:table-row>
          <table:table-cell table:style-name="Tableau1.A2" office:value-type="string">
            <text:p text:style-name="P5">Opportunities :</text:p>
            <text:p text:style-name="Table_20_Contents"><text:s text:c="3"/><text:span text:style-name="T4">- Expansion dans les marchés B2B :</text:span></text:p>
            <text:p text:style-name="Table_20_Contents"><text:span text:style-name="T4"/></text:p>
            <text:p text:style-name="P8"><text:s text:c="3"/>- Éducation et formation :</text:p>
            <text:p text:style-name="P8"/>
            <text:p text:style-name="P9"><text:s text:c="3"/>- Développement de nouvelles fonctionnalités :</text:p>
            <text:p text:style-name="P9"/>
            <text:p text:style-name="P8"><text:s text:c="3"/>- Expansion géographique et localisation :</text:p>
            <text:p text:style-name="P8"/>
            <text:p text:style-name="P8"><text:s text:c="3"/>- </text:p>
          </table:table-cell>
          <table:table-cell table:style-name="Tableau1.B2" office:value-type="string">
            <text:p text:style-name="Table_20_Contents"><text:span text:style-name="T2">Threath :</text:span></text:p>
            <text:p text:style-name="Table_20_Contents"><text:s text:c="3"/>-<text:span text:style-name="T4"> Concurrence accrue :</text:span></text:p>
            <text:p text:style-name="Table_20_Contents"><text:span text:style-name="T4"/></text:p>
            <text:p text:style-name="P8"><text:s text:c="3"/>- Risque de saturation du marché :</text:p>
            <text:p text:style-name="P8"/>
            <text:p text:style-name="P8"><text:s text:c="3"/>- Vulnérabilités en cybersécurité :</text:p>
            <text:p text:style-name="P8"/>
            <text:p text:style-name="P8"><text:s text:c="3"/>- Fluctuation des réglementations :</text:p>
            <text:p text:style-name="P8"/>
            <text:p text:style-name="P8"><text:s text:c="3"/>- évolution rapide des demandes des users :</text:p>
            <text:p text:style-name="P8"/>
          </table:table-cell>
        </table:table-row>
      </table:table>
      <text:p text:style-name="Standard"/>
      <text:p text:style-name="P2">Sources : 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Strength : </text:p>
            <text:p text:style-name="P1">- <text:a xlink:type="simple" xlink:href="https://www.canva.com/fr_fr/decouvrir/affiliation-canva-pro/" text:style-name="Internet_20_link" text:visited-style-name="Visited_20_Internet_20_Link"><text:span text:style-name="T3">https://www.canva.com/fr_fr/decouvrir/affiliation-canva-pro/</text:span></text:a><text:span text:style-name="T3"> </text:span></text:p>
            <text:p text:style-name="P3"><text:span text:style-name="T3">- </text:span><text:a xlink:type="simple" xlink:href="https://www.canva.com/fr_fr/tarification/" text:style-name="Internet_20_link" text:visited-style-name="Visited_20_Internet_20_Link"><text:span text:style-name="T3">https://www.canva.com/fr_fr/tarification/</text:span></text:a><text:span text:style-name="T3"> </text:span></text:p>
            <text:p text:style-name="P3"><text:span text:style-name="T3">- </text:span><text:a xlink:type="simple" xlink:href="https://www.canva.com/fr_fr/help/technical-requirements/" text:style-name="Internet_20_link" text:visited-style-name="Visited_20_Internet_20_Link"><text:span text:style-name="T3">https://www.canva.com/fr_fr/help/technical-requirements/</text:span></text:a><text:span text:style-name="T3"> </text:span></text:p>
          </table:table-cell>
          <table:table-cell table:style-name="Tableau2.B1" office:value-type="string">
            <text:p text:style-name="P6">Weakness :</text:p>
            <text:p text:style-name="P6">- <text:a xlink:type="simple" xlink:href="https://blog.hubspot.fr/sales/freemium-monetisation-contenu" text:style-name="Internet_20_link" text:visited-style-name="Visited_20_Internet_20_Link"><text:span text:style-name="T8">https://blog.hubspot.fr/sales/freemium-monetisation-contenu</text:span></text:a><text:span text:style-name="T8"> </text:span></text:p>
            <text:p text:style-name="P6"><text:span text:style-name="T8">- </text:span></text:p>
          </table:table-cell>
        </table:table-row>
        <table:table-row>
          <table:table-cell table:style-name="Tableau2.A2" office:value-type="string">
            <text:p text:style-name="P6">Opportunities :</text:p>
          </table:table-cell>
          <table:table-cell table:style-name="Tableau2.B2" office:value-type="string">
            <text:p text:style-name="P7"><text:span text:style-name="T2">Threath 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3:40:41.840011299</meta:creation-date>
    <dc:date>2024-11-06T14:37:00.251717283</dc:date>
    <meta:editing-duration>PT56M19S</meta:editing-duration>
    <meta:editing-cycles>1</meta:editing-cycles>
    <meta:document-statistic meta:table-count="2" meta:image-count="0" meta:object-count="0" meta:page-count="2" meta:paragraph-count="69" meta:word-count="339" meta:character-count="2432" meta:non-whitespace-character-count="1849"/>
    <meta:generator>LibreOffice/7.6.7.2$Linux_X86_64 LibreOffice_project/dd47e4b30cb7dab30588d6c79c651f218165e3c5</meta:generator>
  </office:meta>
</office:document-meta>
</file>